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0pt" officeooo:rsid="0005d8d7" officeooo:paragraph-rsid="0005d8d7" style:font-size-asian="8.75pt" style:font-size-complex="10pt"/>
    </style:style>
    <style:style style:name="P2" style:family="paragraph" style:parent-style-name="Standard">
      <style:paragraph-properties fo:text-align="start" style:justify-single-word="false"/>
      <style:text-properties style:font-name="Liberation Serif" fo:font-size="10pt" officeooo:rsid="0005d8d7" officeooo:paragraph-rsid="0005d8d7" style:font-size-asian="8.75pt" style:font-size-complex="10pt"/>
    </style:style>
    <style:style style:name="P3" style:family="paragraph" style:parent-style-name="Standard">
      <style:paragraph-properties fo:text-align="start" style:justify-single-word="false"/>
      <style:text-properties style:font-name="Liberation Serif" fo:font-size="12pt" officeooo:rsid="0005d8d7" officeooo:paragraph-rsid="0005d8d7" style:font-size-asian="10.5pt" style:font-size-complex="12pt"/>
    </style:style>
    <style:style style:name="P4" style:family="paragraph" style:parent-style-name="Text_20_body">
      <style:text-properties officeooo:rsid="000652e4" officeooo:paragraph-rsid="000652e4"/>
    </style:style>
    <style:style style:name="P5" style:family="paragraph" style:parent-style-name="Text_20_body">
      <style:text-properties officeooo:paragraph-rsid="000652e4"/>
    </style:style>
    <style:style style:name="P6" style:family="paragraph" style:parent-style-name="Text_20_body">
      <style:text-properties fo:font-size="12pt" officeooo:rsid="000837dd" officeooo:paragraph-rsid="000837dd" style:font-size-asian="12pt" style:font-size-complex="12pt"/>
    </style:style>
    <style:style style:name="P7" style:family="paragraph" style:parent-style-name="Text_20_body">
      <style:text-properties fo:font-size="12pt" officeooo:rsid="0009661b" officeooo:paragraph-rsid="0009661b" style:font-size-asian="12pt" style:font-size-complex="12pt"/>
    </style:style>
    <style:style style:name="P8" style:family="paragraph" style:parent-style-name="Text_20_body">
      <style:text-properties fo:font-size="12pt" officeooo:rsid="000d1e59" officeooo:paragraph-rsid="000dacaf" style:font-size-asian="12pt" style:font-size-complex="12pt"/>
    </style:style>
    <style:style style:name="P9" style:family="paragraph" style:parent-style-name="Text_20_body">
      <style:text-properties fo:font-size="12pt" officeooo:rsid="002749b4" officeooo:paragraph-rsid="002749b4" style:font-size-asian="12pt" style:font-size-complex="12pt"/>
    </style:style>
    <style:style style:name="P10" style:family="paragraph" style:parent-style-name="Text_20_body">
      <style:text-properties fo:font-size="12pt" officeooo:rsid="0030c6bb" officeooo:paragraph-rsid="00323561" style:font-size-asian="12pt" style:font-size-complex="12pt"/>
    </style:style>
    <style:style style:name="P11" style:family="paragraph" style:parent-style-name="Text_20_body">
      <style:text-properties fo:font-size="12pt" officeooo:rsid="0010fe12" officeooo:paragraph-rsid="0023c45a" style:font-size-asian="12pt" style:font-size-complex="12pt"/>
    </style:style>
    <style:style style:name="P12" style:family="paragraph" style:parent-style-name="Text_20_body">
      <style:text-properties fo:font-size="12pt" officeooo:rsid="0009661b" officeooo:paragraph-rsid="0009661b" style:font-size-asian="10.5pt" style:font-size-complex="12pt"/>
    </style:style>
    <style:style style:name="P13" style:family="paragraph" style:parent-style-name="Text_20_body">
      <style:text-properties fo:font-size="12pt" officeooo:rsid="001633ee" officeooo:paragraph-rsid="001633ee" style:font-size-asian="10.5pt" style:font-size-complex="12pt"/>
    </style:style>
    <style:style style:name="P14" style:family="paragraph" style:parent-style-name="Text_20_body">
      <style:text-properties officeooo:paragraph-rsid="000dacaf"/>
    </style:style>
    <style:style style:name="P15" style:family="paragraph" style:parent-style-name="Text_20_body">
      <style:paragraph-properties fo:text-align="center" style:justify-single-word="false"/>
      <style:text-properties officeooo:rsid="000bb09b" officeooo:paragraph-rsid="000652e4"/>
    </style:style>
    <style:style style:name="P16" style:family="paragraph" style:parent-style-name="Text_20_body">
      <style:text-properties fo:font-size="14pt" officeooo:rsid="000837dd" officeooo:paragraph-rsid="000837dd" style:font-size-asian="14pt" style:font-size-complex="14pt"/>
    </style:style>
    <style:style style:name="P17" style:family="paragraph" style:parent-style-name="Text_20_body">
      <style:text-properties fo:font-size="14pt" officeooo:rsid="0009661b" officeooo:paragraph-rsid="0009661b" style:font-size-asian="14pt" style:font-size-complex="14pt"/>
    </style:style>
    <style:style style:name="P18" style:family="paragraph" style:parent-style-name="Text_20_body">
      <style:text-properties fo:font-size="14pt" officeooo:rsid="000652e4" officeooo:paragraph-rsid="000837dd" style:font-size-asian="14pt" style:font-size-complex="14pt"/>
    </style:style>
    <style:style style:name="P19" style:family="paragraph" style:parent-style-name="Text_20_body">
      <style:text-properties fo:font-size="14pt" officeooo:rsid="0010fe12" officeooo:paragraph-rsid="0010fe12" style:font-size-asian="14pt" style:font-size-complex="14pt"/>
    </style:style>
    <style:style style:name="P20" style:family="paragraph" style:parent-style-name="Text_20_body">
      <style:text-properties fo:font-size="14pt" officeooo:rsid="0010fe12" officeooo:paragraph-rsid="0023c45a" style:font-size-asian="14pt" style:font-size-complex="14pt"/>
    </style:style>
    <style:style style:name="P21" style:family="paragraph" style:parent-style-name="Text_20_body">
      <style:text-properties officeooo:rsid="001046a2" officeooo:paragraph-rsid="001046a2"/>
    </style:style>
    <style:style style:name="P22" style:family="paragraph" style:parent-style-name="Text_20_body">
      <style:text-properties officeooo:rsid="001597bd" officeooo:paragraph-rsid="001597bd"/>
    </style:style>
    <style:style style:name="P23" style:family="paragraph" style:parent-style-name="Text_20_body">
      <style:text-properties officeooo:paragraph-rsid="001706f2"/>
    </style:style>
    <style:style style:name="P24" style:family="paragraph" style:parent-style-name="Text_20_body">
      <style:text-properties officeooo:rsid="0023c45a" officeooo:paragraph-rsid="0023c45a"/>
    </style:style>
    <style:style style:name="P25" style:family="paragraph" style:parent-style-name="Text_20_body">
      <style:text-properties officeooo:paragraph-rsid="002749b4"/>
    </style:style>
    <style:style style:name="P26" style:family="paragraph" style:parent-style-name="Text_20_body">
      <style:text-properties officeooo:rsid="002ce94e" officeooo:paragraph-rsid="00323561"/>
    </style:style>
    <style:style style:name="P27" style:family="paragraph" style:parent-style-name="Text_20_body">
      <style:text-properties officeooo:paragraph-rsid="002ce94e"/>
    </style:style>
    <style:style style:name="P28" style:family="paragraph" style:parent-style-name="Title">
      <style:text-properties officeooo:paragraph-rsid="000652e4"/>
    </style:style>
    <style:style style:name="P29" style:family="paragraph" style:parent-style-name="Heading_20_1">
      <style:text-properties fo:font-size="14pt" officeooo:rsid="0010fe12" officeooo:paragraph-rsid="0010fe12" style:font-size-asian="14pt" style:font-size-complex="14pt"/>
    </style:style>
    <style:style style:name="P30" style:family="paragraph" style:parent-style-name="Heading_20_1">
      <style:text-properties fo:font-size="14pt" officeooo:rsid="000652e4" officeooo:paragraph-rsid="000837dd" style:font-size-asian="14pt" style:font-size-complex="14pt"/>
    </style:style>
    <style:style style:name="P31" style:family="paragraph" style:parent-style-name="Heading_20_1">
      <style:paragraph-properties fo:break-before="page"/>
      <style:text-properties officeooo:paragraph-rsid="001633ee"/>
    </style:style>
    <style:style style:name="P32" style:family="paragraph" style:parent-style-name="Heading_20_2">
      <style:text-properties fo:font-size="12pt" style:font-size-asian="12pt" style:font-size-complex="12pt"/>
    </style:style>
    <style:style style:name="P33" style:family="paragraph" style:parent-style-name="Heading_20_2">
      <style:text-properties fo:font-size="12pt" officeooo:rsid="002749b4" officeooo:paragraph-rsid="002749b4" style:font-size-asian="12pt" style:font-size-complex="12pt"/>
    </style:style>
    <style:style style:name="P34" style:family="paragraph" style:parent-style-name="Heading_20_2">
      <style:text-properties fo:font-size="12pt" officeooo:rsid="00323561" officeooo:paragraph-rsid="00323561" style:font-size-asian="12pt" style:font-size-complex="12pt"/>
    </style:style>
    <style:style style:name="P35" style:family="paragraph" style:parent-style-name="Heading_20_2">
      <style:text-properties fo:font-size="12pt" officeooo:rsid="0010fe12" officeooo:paragraph-rsid="0023c45a" style:font-size-asian="12pt" style:font-size-complex="12pt"/>
    </style:style>
    <style:style style:name="P36" style:family="paragraph" style:parent-style-name="Heading_20_2">
      <style:text-properties fo:font-size="12pt" officeooo:rsid="0009661b" officeooo:paragraph-rsid="0009661b" style:font-size-asian="12pt" style:font-size-complex="12pt"/>
    </style:style>
    <style:style style:name="P37" style:family="paragraph" style:parent-style-name="Heading_20_2">
      <style:text-properties officeooo:paragraph-rsid="001046a2"/>
    </style:style>
    <style:style style:name="P38" style:family="paragraph" style:parent-style-name="Text_20_body" style:list-style-name="L1">
      <style:text-properties fo:font-size="12pt" officeooo:rsid="000837dd" officeooo:paragraph-rsid="000837dd" style:font-size-asian="12pt" style:font-size-complex="12pt"/>
    </style:style>
    <style:style style:name="P39" style:family="paragraph" style:parent-style-name="Text_20_body" style:list-style-name="L1">
      <style:text-properties fo:font-size="12pt" officeooo:rsid="0009661b" officeooo:paragraph-rsid="0009661b" style:font-size-asian="12pt" style:font-size-complex="12pt"/>
    </style:style>
    <style:style style:name="P40" style:family="paragraph" style:parent-style-name="Text_20_body">
      <style:text-properties officeooo:paragraph-rsid="003a8ed4"/>
    </style:style>
    <style:style style:name="P41" style:family="paragraph" style:parent-style-name="Text_20_body">
      <style:text-properties officeooo:paragraph-rsid="003ad9e2"/>
    </style:style>
    <style:style style:name="T1" style:family="text">
      <style:text-properties fo:font-size="14pt" officeooo:rsid="001633ee" style:font-size-asian="14pt" style:font-size-complex="14pt"/>
    </style:style>
    <style:style style:name="T2" style:family="text">
      <style:text-properties style:font-name="Liberation Sans" fo:font-size="28pt" fo:font-weight="bold" officeooo:rsid="000652e4" style:font-name-asian="Noto Sans CJK SC" style:font-size-asian="28pt" style:font-weight-asian="bold" style:font-name-complex="Lohit Devanagari" style:font-size-complex="28pt" style:font-weight-complex="bold"/>
    </style:style>
    <style:style style:name="T3" style:family="text">
      <style:text-properties style:font-name="Liberation Sans" fo:font-size="16.1000003814697pt" fo:font-weight="bold" officeooo:rsid="001597bd" style:font-name-asian="Noto Sans CJK SC" style:font-size-asian="16.1000003814697pt" style:font-weight-asian="bold" style:font-name-complex="Lohit Devanagari" style:font-size-complex="16.1000003814697pt" style:font-weight-complex="bold"/>
    </style:style>
    <style:style style:name="T4" style:family="text">
      <style:text-properties style:font-name="Liberation Sans" fo:font-size="14pt" fo:font-weight="bold" officeooo:rsid="001633ee" style:font-name-asian="Noto Sans CJK SC" style:font-size-asian="14pt" style:font-weight-asian="bold" style:font-name-complex="Lohit Devanagari" style:font-size-complex="14pt" style:font-weight-complex="bold"/>
    </style:style>
    <style:style style:name="T5" style:family="text">
      <style:text-properties officeooo:rsid="000837dd"/>
    </style:style>
    <style:style style:name="T6" style:family="text">
      <style:text-properties fo:font-size="12pt" style:font-size-asian="12pt" style:font-size-complex="12pt"/>
    </style:style>
    <style:style style:name="T7" style:family="text">
      <style:text-properties fo:font-size="12pt" officeooo:rsid="0009661b" style:font-size-asian="12pt" style:font-size-complex="12pt"/>
    </style:style>
    <style:style style:name="T8" style:family="text">
      <style:text-properties fo:font-size="12pt" officeooo:rsid="000bb09b" style:font-size-asian="12pt" style:font-size-complex="12pt"/>
    </style:style>
    <style:style style:name="T9" style:family="text">
      <style:text-properties fo:font-size="12pt" officeooo:rsid="000d1e59" style:font-size-asian="12pt" style:font-size-complex="12pt"/>
    </style:style>
    <style:style style:name="T10" style:family="text">
      <style:text-properties fo:font-size="12pt" officeooo:rsid="000dacaf" style:font-size-asian="12pt" style:font-size-complex="12pt"/>
    </style:style>
    <style:style style:name="T11" style:family="text">
      <style:text-properties fo:font-size="12pt" officeooo:rsid="000f7937" style:font-size-asian="12pt" style:font-size-complex="12pt"/>
    </style:style>
    <style:style style:name="T12" style:family="text">
      <style:text-properties fo:font-size="12pt" officeooo:rsid="001597bd" style:font-size-asian="12pt" style:font-size-complex="12pt"/>
    </style:style>
    <style:style style:name="T13" style:family="text">
      <style:text-properties fo:font-size="12pt" officeooo:rsid="0010fe12" style:font-size-asian="12pt" style:font-size-complex="12pt"/>
    </style:style>
    <style:style style:name="T14" style:family="text">
      <style:text-properties fo:font-size="12pt" officeooo:rsid="0023e186" style:font-size-asian="12pt" style:font-size-complex="12pt"/>
    </style:style>
    <style:style style:name="T15" style:family="text">
      <style:text-properties fo:font-size="12pt" officeooo:rsid="002749b4" style:font-size-asian="12pt" style:font-size-complex="12pt"/>
    </style:style>
    <style:style style:name="T16" style:family="text">
      <style:text-properties fo:font-size="12pt" officeooo:rsid="00289f82" style:font-size-asian="12pt" style:font-size-complex="12pt"/>
    </style:style>
    <style:style style:name="T17" style:family="text">
      <style:text-properties fo:font-size="12pt" officeooo:rsid="0029bac1" style:font-size-asian="12pt" style:font-size-complex="12pt"/>
    </style:style>
    <style:style style:name="T18" style:family="text">
      <style:text-properties fo:font-size="12pt" officeooo:rsid="002b4e46" style:font-size-asian="12pt" style:font-size-complex="12pt"/>
    </style:style>
    <style:style style:name="T19" style:family="text">
      <style:text-properties fo:font-size="12pt" officeooo:rsid="002ce94e" style:font-size-asian="12pt" style:font-size-complex="12pt"/>
    </style:style>
    <style:style style:name="T20" style:family="text">
      <style:text-properties fo:font-size="12pt" officeooo:rsid="002ae152" style:font-size-asian="12pt" style:font-size-complex="12pt"/>
    </style:style>
    <style:style style:name="T21" style:family="text">
      <style:text-properties fo:font-size="12pt" officeooo:rsid="002d32fd" style:font-size-asian="12pt" style:font-size-complex="12pt"/>
    </style:style>
    <style:style style:name="T22" style:family="text">
      <style:text-properties fo:font-size="12pt" officeooo:rsid="002dc4de" style:font-size-asian="12pt" style:font-size-complex="12pt"/>
    </style:style>
    <style:style style:name="T23" style:family="text">
      <style:text-properties fo:font-size="12pt" officeooo:rsid="0030c6bb" style:font-size-asian="12pt" style:font-size-complex="12pt"/>
    </style:style>
    <style:style style:name="T24" style:family="text">
      <style:text-properties fo:font-size="12pt" officeooo:rsid="00323561" style:font-size-asian="12pt" style:font-size-complex="12pt"/>
    </style:style>
    <style:style style:name="T25" style:family="text">
      <style:text-properties fo:font-size="12pt" officeooo:rsid="0033182d" style:font-size-asian="12pt" style:font-size-complex="12pt"/>
    </style:style>
    <style:style style:name="T26" style:family="text">
      <style:text-properties fo:font-size="12pt" officeooo:rsid="003549ed" style:font-size-asian="12pt" style:font-size-complex="12pt"/>
    </style:style>
    <style:style style:name="T27" style:family="text">
      <style:text-properties fo:font-size="12pt" officeooo:rsid="00374c0a" style:font-size-asian="12pt" style:font-size-complex="12pt"/>
    </style:style>
    <style:style style:name="T28" style:family="text">
      <style:text-properties fo:font-size="12pt" officeooo:rsid="00374f91" style:font-size-asian="12pt" style:font-size-complex="12pt"/>
    </style:style>
    <style:style style:name="T29" style:family="text">
      <style:text-properties fo:font-size="12pt" officeooo:rsid="003910a1" style:font-size-asian="12pt" style:font-size-complex="12pt"/>
    </style:style>
    <style:style style:name="T30" style:family="text">
      <style:text-properties fo:font-size="12pt" officeooo:rsid="00399899" style:font-size-asian="12pt" style:font-size-complex="12pt"/>
    </style:style>
    <style:style style:name="T31" style:family="text">
      <style:text-properties fo:font-size="12pt" officeooo:rsid="003a8ed4" style:font-size-asian="12pt" style:font-size-complex="12pt"/>
    </style:style>
    <style:style style:name="T32" style:family="text">
      <style:text-properties fo:font-size="12pt" officeooo:rsid="003ad9e2" style:font-size-asian="12pt" style:font-size-complex="12pt"/>
    </style:style>
    <style:style style:name="T33" style:family="text">
      <style:text-properties fo:font-size="12pt" officeooo:rsid="003b0a17" style:font-size-asian="12pt" style:font-size-complex="12pt"/>
    </style:style>
    <style:style style:name="T34" style:family="text">
      <style:text-properties officeooo:rsid="0009661b"/>
    </style:style>
    <style:style style:name="T35" style:family="text">
      <style:text-properties officeooo:rsid="000dacaf"/>
    </style:style>
    <style:style style:name="T36" style:family="text">
      <style:text-properties officeooo:rsid="001230bd"/>
    </style:style>
    <style:style style:name="T37" style:family="text">
      <style:text-properties officeooo:rsid="0012e408"/>
    </style:style>
    <style:style style:name="T38" style:family="text">
      <style:text-properties officeooo:rsid="00133f2e"/>
    </style:style>
    <style:style style:name="T39" style:family="text">
      <style:text-properties officeooo:rsid="0013bf31"/>
    </style:style>
    <style:style style:name="T40" style:family="text">
      <style:text-properties officeooo:rsid="0013f0c5"/>
    </style:style>
    <style:style style:name="T41" style:family="text">
      <style:text-properties officeooo:rsid="001597bd"/>
    </style:style>
    <style:style style:name="T42" style:family="text">
      <style:text-properties officeooo:rsid="001046a2"/>
    </style:style>
    <style:style style:name="T43" style:family="text">
      <style:text-properties officeooo:rsid="001706f2"/>
    </style:style>
    <style:style style:name="T44" style:family="text">
      <style:text-properties officeooo:rsid="0017b720"/>
    </style:style>
    <style:style style:name="T45" style:family="text">
      <style:text-properties officeooo:rsid="001cb725"/>
    </style:style>
    <style:style style:name="T46" style:family="text">
      <style:text-properties officeooo:rsid="001e7725"/>
    </style:style>
    <style:style style:name="T47" style:family="text">
      <style:text-properties officeooo:rsid="00211a4a"/>
    </style:style>
    <style:style style:name="T48" style:family="text">
      <style:text-properties style:text-position="super 58%" fo:font-size="12pt" officeooo:rsid="002ce94e"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P28">ECE 657 <text:span text:style-name="T2">Assignment </text:span>3 </text:p>
      <text:p text:style-name="P28"><text:s/>Design Report</text:p>
      <text:p text:style-name="P15">Group 49</text:p>
      <text:p text:style-name="P1">Pawel Jaworski, Ted Themistokleous</text:p>
      <text:p text:style-name="P1"/>
      <text:p text:style-name="P1"/>
      <text:p text:style-name="P1"/>
      <text:p text:style-name="P3"/>
      <text:h text:style-name="Heading_20_2" text:outline-level="2"/>
      <text:p text:style-name="P2"/>
      <text:h text:style-name="P31" text:outline-level="1"><text:span text:style-name="T1">Question #1 Convolutional Neural Network </text:span><text:span text:style-name="T4">for Image Classification</text:span></text:h>
      <text:p text:style-name="P13"/>
      <text:h text:style-name="P32" text:outline-level="2">Dataset Preprocessing:</text:h>
      <text:p text:style-name="P23"><text:line-break/>The data set was preprocessed the data using one hot encoding for each output target class, this allowed us to structure out output layer to the <text:span text:style-name="T45">number o</text:span>f desired class<text:span text:style-name="T45">ws</text:span> we wish to discriminate <text:span text:style-name="T45">between </text:span>in the data set. Further processing was done to normalize each colour channel so that each <text:span text:style-name="T45">stream</text:span> could be fed <text:span text:style-name="T45">as inputs to the</text:span> neural network structures created. <text:s/><text:span text:style-name="T43">If normalization is not done on the input RGB <text:s/>channels for each image, the training would be slowed down significantly. </text:span><text:span text:style-name="T46">Without normalization training </text:span><text:span text:style-name="T44">may even not come to a useful solution</text:span><text:span text:style-name="T43">, </text:span><text:span text:style-name="T44">due to how neural networks operate better on smaller weight values </text:span><text:span text:style-name="T46">since gradient decent is used during the training process</text:span><text:line-break/></text:p>
      <text:h text:style-name="P32" text:outline-level="2">Output Layer Selection:</text:h>
      <text:p text:style-name="P23"><text:line-break/>The output layer chosen was a soft-max <text:span text:style-name="T47">for each output</text:span>, which is a generalized form of logistic regression. This was chosen for its usefulness in classification problems, since once trained correctly will fire <text:span text:style-name="T47">one node </text:span>only <text:s/><text:span text:style-name="T47">for </text:span>the desired class trained on. By combining <text:span text:style-name="T47">a</text:span> convolution<text:span text:style-name="T47">al</text:span> input layer <text:span text:style-name="T44">with this choice of output layer</text:span>, it allows for a way to effectively discriminate between each <text:span text:style-name="T47">image. This </text:span><text:s text:c="2"/>leverage the one hot encoding output vector generated from initial data set pre-processing <text:span text:style-name="T47">which we can use to verify our result in the test section.</text:span> </text:p>
      <text:h text:style-name="P33" text:outline-level="2">MLP Training Varying Layers and Neuron counts:</text:h>
      <text:p text:style-name="P25"><text:span text:style-name="T15"><text:line-break/></text:span><text:span text:style-name="T16">By varying the number of neurons per layer for the MLP network, there was an observed difference in performance accuracy to a point. When varying the Neuron count from 64 to </text:span><text:span text:style-name="T19">128, </text:span><text:span text:style-name="T16">the train and test </text:span><text:span text:style-name="T17">accuracy increased <text:s/>only just over 0.42 . </text:span><text:span text:style-name="T19">Once more than 128 neurons are used then the accuracy decreases</text:span><text:span text:style-name="T17">. </text:span><text:span text:style-name="T19">There is a change for all the networks at the initial epoch. </text:span><text:span text:style-name="T17">For the case of 1024 neurons, the accuracy is the worst, resulting in an accuracy of around 0.35, less than the initial smallest neuron count of 64. </text:span><text:span text:style-name="T19">This is consistent when using layers larger than 128 for the data, and implies that with more than 128 neurons there is over fitting occurring in the MLP model in the five epochs. This outcome consistent for both accuracy and loss of the network. 128 Neurons for train/test seem to have the best loss </text:span><text:span text:style-name="T22">w</text:span><text:span text:style-name="T19">ith larger values of neurons having worse loss </text:span><text:span text:style-name="T22">performance (higher loss) than predecessor layer sizes This is consistent with accuracy.</text:span></text:p>
      <text:p text:style-name="P9"/>
      <text:p text:style-name="P27"><text:span text:style-name="T15">W</text:span><text:span text:style-name="T20">hen varying the </text:span><text:span text:style-name="T18">amount of layers, </text:span><text:span text:style-name="T19">the <text:s/>impact was not as obvious. When increasing from one to two layers the accuracy increases substantially for train and test sets. Adding more layers past two, begins to reduce accuracy such that for 5 layers, only 10% accuracy is observed. Things also converged slower </text:span><text:soft-page-break/><text:span text:style-name="T19">with more layers. In fact, there is a delayed change in accuracy and loss with more layers. For 3 layers, the accuracy changed the most in the 2</text:span><text:span text:style-name="T48">nd</text:span><text:span text:style-name="T19"> and 3</text:span><text:span text:style-name="T48">rd</text:span><text:span text:style-name="T19"> epoch and continued to climb. </text:span><text:span text:style-name="T23">This implies that with more epochs potentially 3 layers may prove to be better</text:span></text:p>
      <text:p text:style-name="P26"><text:span text:style-name="T6">For the loss on </text:span><text:span text:style-name="T21">the effect of layers</text:span><text:span text:style-name="T6"> is quite different. For having more than one layer, the loss converges to a value below 10. It still appears that <text:s/>two layers is optimal over 5 epochs for training with </text:span><text:span text:style-name="T21">5</text:span><text:span text:style-name="T6"> layers being slightly worse in the 5 epoch window. </text:span><text:span text:style-name="T23">This delayed effect is also seen which makes sense as more layers would mean more values needed to train to reach a stable result.</text:span></text:p>
      <text:p text:style-name="P10"/>
      <text:h text:style-name="P34" text:outline-level="2">Train/test accuracy for MLP, and CNNs:</text:h>
      <text:p text:style-name="P40"><text:span text:style-name="T24">The MLP performed worse than the two </text:span><text:span text:style-name="T27">CNN</text:span><text:span text:style-name="T24">s </text:span><text:span text:style-name="T26">with an accuracy of around 40% for test and val</text:span><text:span text:style-name="T24">. </text:span><text:span text:style-name="T26">The first CNN, CNN1 had an accuracy of around 55% for training and validation whereas CNN2 had an accuracy just over 60% for training and validation. The loss characteristics for both CNN1 and CNN2 are also similar. <text:s/>Losses followed a similar trend with CNN2 having the lowest loss, compared to CNN1, which had a better loss then the MLP implementation. The CNNs performed better as the convolution layers were able to effectively create </text:span><text:span text:style-name="T28">a down sampled representation of the data for CNN1, and in CNN2 the additional max pooling layers helped improve accuracy combined with dropout. <text:s/>The dropout applied to the fully connected layer for CNN2 allowed better regularization of the training data such that each node learned specific features instead of all nodes learning attempting to learn the same features. <text:s/></text:span><text:span text:style-name="T31">CNN2</text:span><text:span text:style-name="T30"> leverage max pooling to </text:span><text:span text:style-name="T28"><text:line-break/><text:line-break/></text:span><text:span text:style-name="T29">The MLP performed worse since it takes in every pixel, and tries to learn the features of each pixel in the weights, and then output classification result. Since there is so much data needed this process doesn’t converge </text:span><text:span text:style-name="T30">learns some </text:span><text:span text:style-name="T29">but not all general features </text:span><text:span text:style-name="T30">like the CNNs generate when performing the convolution </text:span><text:span text:style-name="T32">to work off less but more feature rich data.</text:span><text:span text:style-name="T24"><text:line-break/></text:span></text:p>
      <text:h text:style-name="P32" text:outline-level="2">Difference in CNN models:</text:h>
      <text:p text:style-name="P41"><text:span text:style-name="T32">CNN1 and CNN2 performed better compared to the MLP but CNN2 had around a 5% jump between CNN1. This was expected as a max pooling layer between each layer in CNN2 allowed for a better representation of features to learn for the fully connected layer, opposed to running straight convolution <text:s/>layers into a fully connected. <text:s/></text:span><text:span text:style-name="T33">The CNN2 would be expected to converge faster to the final result but tapper off as seen after 5 epochs. CNN1 may converge to the same accuracy but with more epochs since it would need more epochs to converge to the same features that pooling extracts</text:span></text:p>
      <text:p text:style-name="P19"/>
      <text:h text:style-name="P29" text:outline-level="1"><text:soft-page-break/>Question #2 Recurrent Neural Network for Regression</text:h>
      <text:h text:style-name="P35" text:outline-level="2">Dataset Preprocessing:</text:h>
      <text:p text:style-name="P24"><text:span text:style-name="T13">T</text:span><text:span text:style-name="T6">he input data was preprocessed using standardization, implemented by the scikit-learns minmax</text:span><text:span text:style-name="T14">s</text:span><text:span text:style-name="T6">cal</text:span><text:span text:style-name="T14">e</text:span><text:span text:style-name="T6">r for the dataset. </text:span><text:span text:style-name="T25">This allows the data to be captured around the average of the chosen small time horizon of stock price.</text:span></text:p>
      <text:p text:style-name="P11"/>
      <text:p text:style-name="P11"/>
      <text:p text:style-name="P20"/>
      <text:p text:style-name="P18"/>
      <text:p text:style-name="P18"/>
      <text:h text:style-name="P30" text:outline-level="1">Question #<text:span text:style-name="T5">3 <text:s/>- Natural Language Processing on Imdb dataset</text:span></text:h>
      <text:p text:style-name="P16"/>
      <text:p text:style-name="P6">NLP was used to process the Imdb data set using a supervised learning approach to perform sentiment analysis on whether a film is good or bad based on the review text rating. The steps used to do this are as follows:</text:p>
      <text:list xml:id="list2595002359" text:style-name="L1">
        <text:list-item>
          <text:p text:style-name="P38">Load and pre-process all the data (case, punctuation, html-tags, tokenize, <text:span text:style-name="T35">stopwords, </text:span>lemmatize, stemming)</text:p>
        </text:list-item>
        <text:list-item>
          <text:p text:style-name="P38">Use both train and test data to generate an <text:span text:style-name="T34">word2vec model for word embedding</text:span></text:p>
        </text:list-item>
        <text:list-item>
          <text:p text:style-name="P39">Convert sentences to vector representation of our original sentences</text:p>
        </text:list-item>
        <text:list-item>
          <text:p text:style-name="P39">Embedded sentences are then padded and used to train a <text:span text:style-name="T38">final </text:span>classifier for sentiment</text:p>
        </text:list-item>
      </text:list>
      <text:p text:style-name="P12">This design flow was used to come up with a unique vectorization model of the words in the dataset that carried context</text:p>
      <text:h text:style-name="P36" text:outline-level="2">Preprocessing</text:h>
      <text:p text:style-name="P7"><text:tab/>Preprocessing is done to “clean” the data of <text:s/>irregularities that would otherwise skew metrics when creating a word2vec representation of the entire corpus. The initial stage of putting everything to lower case removes, <text:s/>duplicate upper case characters that would otherwise appear to the vector model as a separate word thus reducing the vector space needed for our generated embedding model. The start of every sentence for example would thus result in an additional word and skew counts in the continuous bag of words or skip-o-gram methods used during vectorization</text:p>
      <text:p text:style-name="P14"><text:span text:style-name="T7">Next, tag removal, scans the document for unwanted html/unwanted tags. An example of this are like break characters &lt;br&gt; that add tags as unwanted “words”. <text:s/>This needs to be done before punctuation cleaning otherwise the tags internal value will be appending to the word before it erroneously. <text:s/></text:span><text:soft-page-break/><text:span text:style-name="T7">Examples seen were “badbr”, “terriblbr” which skewed cosine distance metrics when finding the top 5 similar words to “horribl”, with bad, terribl being the other “close” words in the calculation. <text:line-break/><text:tab/>Punctuation is important as it strips sentences of values that would skew our tokenization on spaces between words. Commands, periods and other pause/end of sentences are remove to aid in splitting each review,<text:line-break/><text:tab/>Tokenization is them performed to generate a list of vectors that splits each word based on the spaces between them. </text:span><text:span text:style-name="T8">This allows the word2vec algorithm to quickly iterate over each word when taking frequency counts before coming up with an embedding model to use. </text:span></text:p>
      <text:p text:style-name="P14"><text:span text:style-name="T8"><text:tab/></text:span><text:span text:style-name="T10">Stop words are removed from the list of words after, in order to remove words that provide no overall context to the data set. Words such as “the, and, an” <text:s/>show up many times in English but appear before many different nouns and verbs in sentence. Without this step, we would add additional words and imply context. </text:span><text:span text:style-name="T8"><text:line-break/><text:tab/>Lem</text:span><text:span text:style-name="T9">ma</text:span><text:span text:style-name="T8">t</text:span><text:span text:style-name="T9">i</text:span><text:span text:style-name="T8">zation and stemming are done as a final step to get the “base” word between similar words that represent the same context. This is done to reduce whats called “inflectional forms” of words. An example of this is move, moving, moved, which come from the base word “mov’. Stemming chops off the end of the word (ing, ed, e) and represents the word in a simpler form where as lem</text:span><text:span text:style-name="T9">ma</text:span><text:span text:style-name="T8">t</text:span><text:span text:style-name="T9">i</text:span><text:span text:style-name="T8">zation </text:span><text:span text:style-name="T9">makes use off the inflectional context or “tense” of the word before we cut off the ending with stemming to produce a base word response. </text:span></text:p>
      <text:p text:style-name="P8"/>
      <text:p text:style-name="P14"><text:span text:style-name="T10">NTLK was used for stemming/lemmatization using t</text:span><text:span text:style-name="T9">he Porter stemmer </text:span><text:span text:style-name="T11">produced the best results during testing</text:span><text:span text:style-name="T9">. </text:span><text:span text:style-name="T10">Additionally NLTK was used for stopword removal using the stopwords corpus from the library </text:span><text:span text:style-name="T11">and tokenization leveraged the ntlk tokenize() functionality</text:span><text:span text:style-name="T10">. The other filtering stages used base python </text:span><text:span text:style-name="T11">functionality. </text:span><text:span text:style-name="T12">The</text:span></text:p>
      <text:p text:style-name="P17"/>
      <text:h text:style-name="P37" text:outline-level="2"><text:span text:style-name="T42">Generating Word </text:span><text:span text:style-name="T3">Vectors for Embedding</text:span></text:h>
      <text:p text:style-name="P21">Word2Vec was used to perform a continuous bag of words <text:span text:style-name="T38">(CBOW) </text:span>over the data set to infer context for words before and after each input word. Th<text:span text:style-name="T36">is model uses a distributed representation of the context based on the words around a </text:span><text:span text:style-name="T37">given input word. The tools used here from the gensim 4.0.0 </text:span><text:span text:style-name="T38">package implemented word2vec </text:span><text:span text:style-name="T41">for a CBOW design architecture</text:span><text:span text:style-name="T38"> that was able to be tuned on the data. Both the training data, and test data was used to perform the bag of words </text:span><text:span text:style-name="T39">to generate a vector representation of each contextually relevant word</text:span><text:span text:style-name="T38">. </text:span><text:span text:style-name="T39">For our model we chose </text:span><text:span text:style-name="T38"><text:s/></text:span><text:span text:style-name="T39">This results in a vector representation of each word using </text:span><text:span text:style-name="T40">an adequately sized feature vector. In our design we took the average review length and used that as the feature vector size for our entire corpu</text:span><text:span text:style-name="T41">s, and tuned the learning and min learn rates while using a 7 word minimum word frequency count before an item was used. </text:span></text:p>
      <text:p text:style-name="P21"/>
      <text:p text:style-name="P22">Embedding Sentences</text:p>
      <text:p text:style-name="P16"/>
      <text:p text:style-name="P16"><text:soft-page-break/></text:p>
      <text:p text:style-name="P6"/>
      <text:p text:style-name="P6"/>
      <text:p text:style-name="P5"/>
      <text:p text:style-name="P4"/>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9T00:03:28.993650391</meta:creation-date>
    <dc:date>2021-07-19T22:19:23.406044762</dc:date>
    <meta:editing-duration>PT1H44M8S</meta:editing-duration>
    <meta:editing-cycles>29</meta:editing-cycles>
    <meta:generator>LibreOffice/6.4.7.2$Linux_X86_64 LibreOffice_project/40$Build-2</meta:generator>
    <meta:document-statistic meta:table-count="0" meta:image-count="0" meta:object-count="0" meta:page-count="6" meta:paragraph-count="35" meta:word-count="1678" meta:character-count="10015" meta:non-whitespace-character-count="8336"/>
  </office:meta>
</office:document-meta>
</file>